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03d10"/>
    </style:style>
    <style:style style:name="P3" style:family="paragraph" style:parent-style-name="Standard">
      <style:paragraph-properties fo:text-align="justify" style:justify-single-word="false"/>
      <style:text-properties officeooo:paragraph-rsid="00123b96"/>
    </style:style>
    <style:style style:name="P4" style:family="paragraph" style:parent-style-name="Standard">
      <style:paragraph-properties fo:text-align="justify" style:justify-single-word="false"/>
      <style:text-properties officeooo:paragraph-rsid="0018a4d8"/>
    </style:style>
    <style:style style:name="P5" style:family="paragraph" style:parent-style-name="Standard">
      <style:paragraph-properties fo:text-align="center" style:justify-single-word="false"/>
      <style:text-properties officeooo:paragraph-rsid="001ba72e"/>
    </style:style>
    <style:style style:name="P6" style:family="paragraph" style:parent-style-name="Standard">
      <style:paragraph-properties fo:text-align="center" style:justify-single-word="false"/>
      <style:text-properties style:font-name="Arial" fo:font-size="16pt" fo:font-weight="bold" officeooo:rsid="001ba72e" officeooo:paragraph-rsid="001ba72e" style:font-size-asian="16pt" style:font-weight-asian="bold" style:font-size-complex="16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23b96"/>
    </style:style>
    <style:style style:name="P9" style:family="paragraph" style:parent-style-name="Standard">
      <style:paragraph-properties fo:text-align="justify" style:justify-single-word="false"/>
      <style:text-properties officeooo:paragraph-rsid="001d0882"/>
    </style:style>
    <style:style style:name="P10" style:family="paragraph" style:parent-style-name="Standard">
      <style:paragraph-properties fo:text-align="justify" style:justify-single-word="false"/>
      <style:text-properties officeooo:paragraph-rsid="001f8961"/>
    </style:style>
    <style:style style:name="P11" style:family="paragraph" style:parent-style-name="Standard">
      <style:paragraph-properties fo:text-align="justify" style:justify-single-word="false"/>
      <style:text-properties officeooo:paragraph-rsid="002080f7"/>
    </style:style>
    <style:style style:name="P12" style:family="paragraph" style:parent-style-name="Standard">
      <style:paragraph-properties fo:text-align="justify" style:justify-single-word="false"/>
      <style:text-properties officeooo:paragraph-rsid="00244cb7"/>
    </style:style>
    <style:style style:name="P13" style:family="paragraph" style:parent-style-name="Standard">
      <style:paragraph-properties fo:text-align="justify" style:justify-single-word="false"/>
      <style:text-properties officeooo:paragraph-rsid="00248d15"/>
    </style:style>
    <style:style style:name="P14" style:family="paragraph" style:parent-style-name="Standard">
      <style:paragraph-properties fo:text-align="justify" style:justify-single-word="false"/>
      <style:text-properties officeooo:paragraph-rsid="0026158f"/>
    </style:style>
    <style:style style:name="P15" style:family="paragraph" style:parent-style-name="Standard">
      <style:paragraph-properties fo:text-align="justify" style:justify-single-word="false"/>
      <style:text-properties officeooo:paragraph-rsid="00280a5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d0882"/>
    </style:style>
    <style:style style:name="P18" style:family="paragraph" style:parent-style-name="Standard">
      <style:paragraph-properties fo:text-align="center" style:justify-single-word="false"/>
      <style:text-properties officeooo:paragraph-rsid="00171f6a"/>
    </style:style>
    <style:style style:name="P19" style:family="paragraph" style:parent-style-name="Standard">
      <style:paragraph-properties fo:text-align="center" style:justify-single-word="false"/>
      <style:text-properties officeooo:paragraph-rsid="001f8961"/>
    </style:style>
    <style:style style:name="P20" style:family="paragraph" style:parent-style-name="Standard">
      <style:paragraph-properties fo:text-align="center" style:justify-single-word="false"/>
      <style:text-properties officeooo:paragraph-rsid="002080f7"/>
    </style:style>
    <style:style style:name="P21" style:family="paragraph" style:parent-style-name="Standard">
      <style:paragraph-properties fo:text-align="center" style:justify-single-word="false"/>
      <style:text-properties officeooo:paragraph-rsid="0026158f"/>
    </style:style>
    <style:style style:name="P22" style:family="paragraph" style:parent-style-name="Standard">
      <style:paragraph-properties fo:text-align="justify" style:justify-single-word="false"/>
      <style:text-properties style:font-name="Arial"/>
    </style:style>
    <style:style style:name="T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normal" officeooo:rsid="001d0882"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1e8bb3"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15" style:family="text">
      <style:text-properties fo:font-variant="normal" fo:text-transform="none" fo:color="#000000" style:font-name="Arial" fo:font-size="12pt" fo:letter-spacing="normal" fo:font-style="normal" fo:font-weight="normal" officeooo:rsid="00153c4e" style:font-size-asian="10.5pt" style:font-weight-asian="normal" style:font-size-complex="10.5pt" style:font-weight-complex="normal"/>
    </style:style>
    <style:style style:name="T16" style:family="text">
      <style:text-properties fo:font-variant="normal" fo:text-transform="none" fo:color="#000000" style:font-name="Arial" fo:font-size="12pt" fo:letter-spacing="normal" fo:font-style="normal" fo:font-weight="normal" officeooo:rsid="00171f6a" style:font-size-asian="10.5pt" style:font-weight-asian="normal" style:font-size-complex="10.5pt" style:font-weight-complex="normal"/>
    </style:style>
    <style:style style:name="T17"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19"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20"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22"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23"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25"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26" style:family="text">
      <style:text-properties fo:font-variant="normal" fo:text-transform="none" fo:color="#000000" style:font-name="Arial" fo:font-size="12pt" fo:letter-spacing="normal" fo:font-weight="normal" officeooo:rsid="00123b96" style:font-size-asian="12pt" style:font-weight-asian="normal" style:font-size-complex="12pt" style:font-weight-complex="normal"/>
    </style:style>
    <style:style style:name="T27"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28"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29" style:family="text">
      <style:text-properties fo:font-variant="normal" fo:text-transform="none" fo:color="#000000" style:font-name="Arial" fo:font-size="16pt" fo:letter-spacing="normal" fo:font-style="normal" fo:font-weight="normal" officeooo:rsid="001ba72e" style:font-size-asian="14pt" style:font-weight-asian="normal" style:font-size-complex="16pt" style:font-weight-complex="normal"/>
    </style:style>
    <style:style style:name="T30" style:family="text">
      <style:text-properties fo:font-variant="normal" fo:text-transform="none" fo:color="#000000" style:font-name="Arial" fo:font-size="14pt" fo:letter-spacing="normal" fo:font-style="normal" fo:font-weight="normal" officeooo:rsid="001f8961" style:font-size-asian="12.25pt" style:font-weight-asian="normal" style:font-size-complex="14pt" style:font-weight-complex="normal"/>
    </style:style>
    <style:style style:name="T31"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32" style:family="text">
      <style:text-properties fo:font-variant="normal" fo:text-transform="none" fo:color="#000000" style:font-name="Arial" fo:font-size="14pt" fo:letter-spacing="normal" fo:font-style="normal" fo:font-weight="bold" officeooo:rsid="0026158f" style:font-size-asian="14pt" style:font-weight-asian="bold" style:font-size-complex="14pt" style:font-weight-complex="bold"/>
    </style:style>
    <style:style style:name="T33" style:family="text">
      <style:text-properties fo:font-variant="normal" fo:text-transform="none" fo:color="#000000" style:font-name="Arial" fo:font-size="14pt" fo:letter-spacing="normal" fo:font-style="normal" fo:font-weight="normal" officeooo:rsid="00153c4e" style:font-size-asian="14pt" style:font-weight-asian="normal" style:font-size-complex="14pt" style:font-weight-complex="normal"/>
    </style:style>
    <style:style style:name="T34" style:family="text">
      <style:text-properties fo:font-variant="normal" fo:text-transform="none" fo:color="#000000" style:font-name="Arial" fo:font-size="14pt" fo:letter-spacing="normal" fo:font-style="normal" fo:font-weight="normal" officeooo:rsid="00171f6a" style:font-size-asian="14pt" style:font-weight-asian="normal" style:font-size-complex="14pt" style:font-weight-complex="normal"/>
    </style:style>
    <style:style style:name="T35"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37" style:family="text">
      <style:text-properties fo:font-variant="normal" fo:text-transform="none" fo:color="#000000" style:font-name="Arial" fo:font-size="16pt" fo:letter-spacing="normal" fo:font-style="normal" fo:font-weight="bold" officeooo:rsid="001d0882" style:font-size-asian="16pt" style:font-weight-asian="bold" style:font-size-complex="16pt" style:font-weight-complex="bold"/>
    </style:style>
    <style:style style:name="T38" style:family="text">
      <style:text-properties style:font-name="Arial" fo:font-size="12pt" style:font-size-asian="12pt" style:font-size-complex="12pt"/>
    </style:style>
    <style:style style:name="T39" style:family="text">
      <style:text-properties style:font-name="Arial" fo:font-size="12pt" officeooo:rsid="000f565a" style:font-size-asian="12pt" style:font-size-complex="12pt"/>
    </style:style>
    <style:style style:name="T40" style:family="text">
      <style:text-properties officeooo:rsid="001d08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S</text:p>
      <text:p text:style-name="P1"><text:span text:style-name="T38"><text:tab/></text:span><text:span text:style-name="T39">A parte visual do software será desenvolvida em CSS(</text:span><text:span text:style-name="Emphasis"><text:span text:style-name="T1">Cascading Style Sheets, </text:span></text:span><text:span text:style-name="Emphasis"><text:span text:style-name="T2">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3">formas. Segundo Pedro Rogério(2007)</text:span></text:span><text:span text:style-name="Emphasis"><text:span text:style-name="T2"> para futuras manutenções </text:span></text:span><text:span text:style-name="Emphasis"><text:span text:style-name="T3">e projetos em camadas</text:span></text:span><text:span text:style-name="Emphasis"><text:span text:style-name="T2"> é aconselhável ser utilizado </text:span></text:span><text:span text:style-name="Emphasis"><text:span text:style-name="T3">o CSS </text:span></text:span><text:span text:style-name="Emphasis"><text:span text:style-name="T2">apenas em arquivos externos.</text:span></text:span></text:p>
      <text:p text:style-name="P4"><text:span text:style-name="Emphasis"><text:span text:style-name="T2"><text:tab/></text:span></text:span><text:span text:style-name="Emphasis"><text:span text:style-name="T9">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1"><text:span text:style-name="Emphasis"><text:span text:style-name="T2"/></text:span></text:p>
      <text:p text:style-name="P2"><text:span text:style-name="Emphasis"><text:span text:style-name="T2">Fontes: </text:span></text:span></text:p>
      <text:p text:style-name="P2"><text:a xlink:type="simple" xlink:href="http://www.w3schools.com/css/css_howto.asp"><text:span text:style-name="Emphasis">http://www.w3schools.com/css/css_howto.asp</text:span></text:a><text:span text:style-name="Emphasis"><text:span text:style-name="T2"> 30/10 13:50</text:span></text:span></text:p>
      <text:p text:style-name="P2"><text:a xlink:type="simple" xlink:href="http://www.pinceladasdaweb.com.br/blog/2007/10/08/css-tip-as-3-formas-de-inserir-css-em-uma-pagina-web/"><text:span text:style-name="Emphasis">http://www.pinceladasdaweb.com.br/blog/2007/10/08/css-tip-as-3-formas-de-inserir-css-em-uma-pagina-web/</text:span></text:a><text:span text:style-name="Emphasis"><text:span text:style-name="T3"> 30/10 14:00</text:span></text:span></text:p>
      <text:p text:style-name="P2"><text:span text:style-name="Emphasis"><text:span text:style-name="T3"/></text:span></text:p>
      <text:p text:style-name="P5"><text:span text:style-name="Emphasis"><text:span text:style-name="T28">MVC</text:span></text:span></text:p>
      <text:p text:style-name="P3"><text:span text:style-name="Emphasis"><text:span text:style-name="T3"><text:tab/>O padrão de programação MVC(Modelo Visão e Controle) divide a programação do <text:s/>software em 3 partes, o modelo, a visão e o controle.</text:span></text:span></text:p>
      <text:p text:style-name="P3"><text:span text:style-name="Emphasis"><text:span text:style-name="T3"><text:tab/> A visão é a parte que interage com o usuário, </text:span></text:span><text:span text:style-name="Emphasis"><text:span text:style-name="T4">recebe informações do usuário e fornece-as para o controlador, que executa a parte lógica do projeto apartir das informações vindas da visão e do modelo, sempre seguindo o plano de negócio da empresa. O modelo é a ponte entre o controle e aplicações externas, como o banco de dados.</text:span></text:span></text:p>
      <text:p text:style-name="P2"><text:span text:style-name="Emphasis"><text:span text:style-name="T4"><text:tab/>Por exemplo. O usuário tenta efetuar o login. Após preencher um campo com o e-mail e outro com a senha ele clica em um botão escrito 'Entrar', toda essa parte esta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ao modelo</text:span></text:span><text:span text:style-name="Emphasis"><text:span text:style-name="T4"> uma determinada ação </text:span></text:span><text:span text:style-name="Emphasis"><text:span text:style-name="T5">que ira retornar outros dados para o controle, este ira definir se o login é valido ou não e informar para a visão se o usuário pode ou não ter acesso </text:span></text:span><text:span text:style-name="Emphasis"><text:span text:style-name="T10">a</text:span></text:span><text:span text:style-name="Emphasis"><text:span text:style-name="T5">o projeto, caso tenha transferi-lo para outra parte da aplicação ou informá-lo que o e-mail ou senha estão inválidos.</text:span></text:span></text:p>
      <text:p text:style-name="P3"><text:span text:style-name="Emphasis"><text:span text:style-name="T5"><text:tab/>Ela é aconselhável por facilitar a manutenção, o teste, a atualização do sistema e o desenvolvimento paralelo de qualquer umas das 3 partes.</text:span></text:span></text:p>
      <text:p text:style-name="P3"><text:span text:style-name="Emphasis"><text:span text:style-name="T5"/></text:span></text:p>
      <text:p text:style-name="P3"><text:span text:style-name="Emphasis"><text:span text:style-name="T5">Fontes:</text:span></text:span></text:p>
      <text:p text:style-name="P3"><text:a xlink:type="simple" xlink:href="http://www.macoratti.net/vbn_mvc.htm"><text:span text:style-name="Emphasis">http://www.macoratti.net/vbn_mvc.htm</text:span></text:a><text:span text:style-name="Emphasis"><text:span text:style-name="T5"> 30/10 14:10</text:span></text:span></text:p>
      <text:p text:style-name="P17"><text:span text:style-name="Emphasis"><text:span text:style-name="T29">W3C</text:span></text:span></text:p>
      <text:p text:style-name="P9"><text:span text:style-name="Emphasis"><text:span text:style-name="T27"><text:tab/></text:span></text:span><text:span text:style-name="Emphasis"><text:span text:style-name="T8">O W3C(World Wide Web, do inglês Rede Mundial de Computadores) é uma organização mundial que conta com uma equipe em tempo integral e o publico, </text:span></text:span><text:span text:style-name="Emphasis"><text:span text:style-name="T13">desenvolvedores,</text:span></text:span><text:span text:style-name="Emphasis"><text:span text:style-name="T8"> para desenvolverem padrões para a internet. O líder da organização é Tim Berners-Lee (inventor da internet) e Jeffrey Jaffe.</text:span></text:span></text:p>
      <text:p text:style-name="P9"><text:span text:style-name="Emphasis"><text:span text:style-name="T8"><text:tab/>Segundo o próprio W3C:</text:span></text:span></text:p>
      <text:p text:style-name="P17"><text:span text:style-name="Emphasis"><text:span text:style-name="T27">“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Emphasis"><text:span text:style-name="T15">“</text:span></text:span></text:p>
      <text:p text:style-name="P9"><text:span text:style-name="Emphasis"><text:span text:style-name="T16"/></text:span></text:p>
      <text:p text:style-name="P9"><text:soft-page-break/><text:span text:style-name="Emphasis"><text:span text:style-name="T16">Fontes:</text:span></text:span></text:p>
      <text:p text:style-name="P9"><text:a xlink:type="simple" xlink:href="http://www.w3.org/"><text:span text:style-name="Emphasis">http://www.w3.org/</text:span></text:a><text:span text:style-name="Emphasis"><text:span text:style-name="T16"> 30/10 15:20</text:span></text:span></text:p>
      <text:p text:style-name="P9"><text:a xlink:type="simple" xlink:href="http://www.w3c.br/Sobre"><text:span text:style-name="Emphasis">http://www.w3c.br/Sobre</text:span></text:a><text:span text:style-name="Emphasis"><text:span text:style-name="T16"> 30/10 15:30</text:span></text:span></text:p>
      <text:p text:style-name="P9"><text:a xlink:type="simple" xlink:href="http://www.w3c.br/Padroes"><text:span text:style-name="Emphasis"><text:span text:style-name="T26">http://www.w3c.br/Padroes</text:span></text:span></text:a><text:span text:style-name="Emphasis"><text:span text:style-name="T16"> 30/10 15:45</text:span></text:span></text:p>
      <text:p text:style-name="P3"><text:span text:style-name="Emphasis"><text:span text:style-name="T5"/></text:span></text:p>
      <text:p text:style-name="P5"><text:span text:style-name="Emphasis"><text:span text:style-name="T28"/></text:span></text:p>
      <text:p text:style-name="P16"><text:span text:style-name="Emphasis"><text:span text:style-name="T37">MySQL</text:span></text:span></text:p>
      <text:p text:style-name="P1"><text:span text:style-name="Emphasis"><text:span text:style-name="T7"><text:tab/>As informações serão armazenadas em um banco de dados.Segundo Marcelo Abib </text:span></text:span><text:span text:style-name="T1">Cardoso,2009, “Banco de dados é um sistema de armazenamento de dados, ou seja, um</text:span></text:p>
      <text:p text:style-name="P22">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40">o.</text:span></text:p>
      <text:p text:style-name="P22"><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22"><text:tab/>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p>
      <text:p text:style-name="P22"/>
      <text:p text:style-name="P18"><text:span text:style-name="Emphasis"><text:span text:style-name="T33"/></text:span></text:p>
      <text:p text:style-name="P19"><text:span text:style-name="Emphasis"><text:span text:style-name="T28">HTML5</text:span></text:span></text:p>
      <text:p text:style-name="P10"><text:span text:style-name="Emphasis"><text:span text:style-name="T5"><text:tab/></text:span></text:span><text:span text:style-name="Emphasis"><text:span text:style-name="T6">HTML5(Hypertext Markup Language 5, do inglês linguagem de marcação de hipertexto 5) é a quinta verão da linguagem HTML</text:span></text:span><text:span text:style-name="Emphasis"><text:span text:style-name="T7"> O grupo W3C define 3 pilares para a internet, um deles é uma linguagem de hipertexto para facilitar a navegação entre fonte de informação, atualmente o HTML5 é essa linguagem.</text:span></text:span></text:p>
      <text:p text:style-name="P10"><text:span text:style-name="Emphasis"><text:span text:style-name="T7"><text:tab/></text:span></text:span><text:span text:style-name="Emphasis"><text:span text:style-name="T11">O</text:span></text:span><text:span text:style-name="Emphasis"><text:span text:style-name="T12">s</text:span></text:span><text:span text:style-name="Emphasis"><text:span text:style-name="T11"> hipertexto</text:span></text:span><text:span text:style-name="Emphasis"><text:span text:style-name="T1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 </text:span></text:span></text:p>
      <text:p text:style-name="P10"><text:span text:style-name="Emphasis"><text:span text:style-name="T7"/></text:span></text:p>
      <text:p text:style-name="P10"><text:span text:style-name="Emphasis"><text:span text:style-name="T7">Fontes:</text:span></text:span></text:p>
      <text:p text:style-name="P10"><text:a xlink:type="simple" xlink:href="http://www.w3c.br/cursos/html5/conteudo/capitulo1.html"><text:span text:style-name="Emphasis">http://www.w3c.br/cursos/html5/conteudo/capitulo1.html</text:span></text:a><text:span text:style-name="Emphasis"><text:span text:style-name="T7"> 30/10 15:00</text:span></text:span></text:p>
      <text:p text:style-name="P10"><text:span text:style-name="Emphasis"><text:span text:style-name="T34"/></text:span></text:p>
      <text:p text:style-name="P19"><text:span text:style-name="Emphasis"><text:span text:style-name="T30">JavaScript</text:span></text:span></text:p>
      <text:p text:style-name="P10"><text:span text:style-name="Emphasis"><text:span text:style-name="T17"><text:tab/>JavaScrip é uma linguagem dinâmica e orientada a objeto criado por Brendan Eich em 1995 como uma linguagem script client-side(do inglês, script ao lado do cliente</text:span></text:span><text:span text:style-name="Emphasis"><text:span text:style-name="T20">)</text:span></text:span><text:span text:style-name="Emphasis"><text:span text:style-name="T17">.</text:span></text:span></text:p>
      <text:p text:style-name="P10"><text:span text:style-name="Emphasis"><text:span text:style-name="T17"><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20"> Pode ser escrito junto ao HTML diferenciando por meio das tags “&lt;script&gt;” para iniciar o código em JavaScript e “&lt;\script&gt;” para </text:span></text:span><text:span text:style-name="Emphasis"><text:span text:style-name="T21">finalizá-lo.</text:span></text:span></text:p>
      <text:p text:style-name="P10"><text:span text:style-name="Emphasis"><text:span text:style-name="T17"/></text:span></text:p>
      <text:p text:style-name="P10"><text:soft-page-break/><text:span text:style-name="Emphasis"><text:span text:style-name="T17">Fontes:</text:span></text:span></text:p>
      <text:p text:style-name="P10"><text:a xlink:type="simple" xlink:href="http://www.significados.com.br/javascript/"><text:span text:style-name="Emphasis">http://www.significados.com.br/javascript/</text:span></text:a><text:span text:style-name="Emphasis"><text:span text:style-name="T17"> 11/11 14:00</text:span></text:span></text:p>
      <text:p text:style-name="P10"><text:a xlink:type="simple" xlink:href="http://www.criarweb.com/artigos/184.php"><text:span text:style-name="Emphasis">http://www.criarweb.com/artigos/184.php</text:span></text:a><text:span text:style-name="Emphasis"><text:span text:style-name="T17"> 11/11 14:05</text:span></text:span></text:p>
      <text:p text:style-name="P20"><text:span text:style-name="Emphasis"><text:span text:style-name="T31">PHP</text:span></text:span></text:p>
      <text:p text:style-name="P11"><text:span text:style-name="Emphasis"><text:span text:style-name="T18"><text:tab/>PHP(</text:span></text:span><text:span text:style-name="Emphasis"><text:span text:style-name="T6">Hypertext </text:span></text:span><text:span text:style-name="Emphasis"><text:span text:style-name="T14">Preprocessor do inglês, hipertexto preprocessado</text:span></text:span><text:span text:style-name="Emphasis"><text:span text:style-name="T18">) criado por Rasmus Lerdorf em 1995, é uma linguagem script executada </text:span></text:span><text:span text:style-name="Emphasis"><text:span text:style-name="T19">por um servidor.</text:span></text:span></text:p>
      <text:p text:style-name="P11"><text:span text:style-name="Emphasis"><text:span text:style-name="T19"><text:tab/>Diferente do Java</text:span></text:span><text:span text:style-name="Emphasis"><text:span text:style-name="T20">S</text:span></text:span><text:span text:style-name="Emphasis"><text:span text:style-name="T19">cript o PHP é utilizado geralmente para programação ao lado do servidor. </text:span></text:span><text:span text:style-name="Emphasis"><text:span text:style-name="T20">O servidor ira interpr</text:span></text:span><text:span text:style-name="Emphasis"><text:span text:style-name="T21">e</text:span></text:span><text:span text:style-name="Emphasis"><text:span text:style-name="T20">tar </text:span></text:span><text:span text:style-name="Emphasis"><text:span text:style-name="T21">o código PHP transformá-lo em HTML e então enviar o código, agora HTML, ao cliente. Pode ser escrito junto ao HTML diferenciando por meio das tags “&lt;?php” para iniciar o código em PHP e “?&gt;” para finalizá-lo.</text:span></text:span></text:p>
      <text:p text:style-name="P13"><text:span text:style-name="Emphasis"><text:span text:style-name="T21"><text:tab/></text:span></text:span><text:span text:style-name="Emphasis"><text:span text:style-name="T22">Além disso o PHP pode ser trabalhado tanto em programação orientada a objeto, como em programação estrutural ou até mesmo em uma mistura dos dois. E não está limitado apenas a gerar apenas HTM, com o PHP também é possível gerar imagens, PDF e animações em Flash. </text:span></text:span></text:p>
      <text:p text:style-name="P13"><text:span text:style-name="Emphasis"><text:span text:style-name="T22"><text:tab/>Sua principal vantagem está na enorme lista de banco de dados com o qual o PHP tem suporte, como por exemplo MySQL, SQLite, Oracle, etc.</text:span></text:span></text:p>
      <text:p text:style-name="P12"><text:span text:style-name="Emphasis"><text:span text:style-name="T21"/></text:span></text:p>
      <text:p text:style-name="P12"><text:span text:style-name="Emphasis"><text:span text:style-name="T21">Fontes:</text:span></text:span></text:p>
      <text:p text:style-name="P12"><text:a xlink:type="simple" xlink:href="http://php.net/manual/pt_BR/intro-whatis.php"><text:span text:style-name="Emphasis">http://php.net/manual/pt_BR/intro-whatis.php</text:span></text:a><text:span text:style-name="Emphasis"><text:span text:style-name="T21"> 11/11 14:20</text:span></text:span></text:p>
      <text:p text:style-name="P13"><text:a xlink:type="simple" xlink:href="http://php.net/manual/pt_BR/intro-whatcando.php"><text:span text:style-name="Emphasis">http://php.net/manual/pt_BR/intro-whatcando.php</text:span></text:a><text:span text:style-name="Emphasis"><text:span text:style-name="T22"> 11/11 15:43</text:span></text:span></text:p>
      <text:p text:style-name="P13"><text:span text:style-name="Emphasis"><text:span text:style-name="T22"/></text:span></text:p>
      <text:p text:style-name="P21"><text:span text:style-name="Emphasis"><text:span text:style-name="T32">Frameworks</text:span></text:span></text:p>
      <text:p text:style-name="P14"><text:span text:style-name="Emphasis"><text:span text:style-name="T23"/></text:span></text:p>
      <text:p text:style-name="P12"><text:span text:style-name="Emphasis"><text:span text:style-name="T21"><text:tab/></text:span></text:span><text:span text:style-name="Emphasis"><text:span text:style-name="T23">O principal foco da programação orientada a objeto é o reúso de códigos. </text:span></text:span><text:span text:style-name="Emphasis"><text:span text:style-name="T25">A</text:span></text:span><text:span text:style-name="Emphasis"><text:span text:style-name="T23">s frameworks são códigos já feitos para solucionar um grupo de </text:span></text:span><text:span text:style-name="Emphasis"><text:span text:style-name="T25">requisitos</text:span></text:span><text:span text:style-name="Emphasis"><text:span text:style-name="T23"> </text:span></text:span><text:span text:style-name="Emphasis"><text:span text:style-name="T25">de</text:span></text:span><text:span text:style-name="Emphasis"><text:span text:style-name="T23"> diversos softwares </text:span></text:span><text:span text:style-name="Emphasis"><text:span text:style-name="T25">diferentes</text:span></text:span><text:span text:style-name="Emphasis"><text:span text:style-name="T23">. Mas não só resolver, </text:span></text:span><text:span text:style-name="Emphasis"><text:span text:style-name="T24">as frameworks também padronizam o projeto, dizendo </text:span></text:span><text:span text:style-name="Emphasis"><text:span text:style-name="T25">qual a forma apropriada para aquela situação .</text:span></text:span></text:p>
      <text:p text:style-name="P12"><text:span text:style-name="Emphasis"><text:span text:style-name="T25"/></text:span></text:p>
      <text:p text:style-name="P15"><text:span text:style-name="Emphasis"><text:span text:style-name="T25">Fontes:</text:span></text:span></text:p>
      <text:p text:style-name="P15"><text:a xlink:type="simple" xlink:href="http://www.maxwell.vrac.puc-rio.br/8623/8623_3.PDF"><text:span text:style-name="Emphasis">http://www.maxwell.vrac.puc-rio.br/8623/8623_3.PDF</text:span></text:a><text:span text:style-name="Emphasis"><text:span text:style-name="T25"> 11/11 16: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40:47.788000000</meta:creation-date>
    <dc:date>2014-11-11T16:42:51.831000000</dc:date>
    <meta:editing-duration>PT3H22M32S</meta:editing-duration>
    <meta:editing-cycles>7</meta:editing-cycles>
    <meta:generator>LibreOffice/4.2.0.4$Windows_x86 LibreOffice_project/05dceb5d363845f2cf968344d7adab8dcfb2ba71</meta:generator>
    <meta:document-statistic meta:table-count="0" meta:image-count="0" meta:object-count="0" meta:page-count="3" meta:paragraph-count="49" meta:word-count="1139" meta:character-count="7386" meta:non-whitespace-character-count="6269"/>
  </office:meta>
</office:document-meta>
</file>